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c4ab1" officeooo:paragraph-rsid="00046ae1"/>
    </style:style>
    <style:style style:name="P2" style:family="paragraph" style:parent-style-name="Standard">
      <style:text-properties officeooo:rsid="001ae6d2" officeooo:paragraph-rsid="001ae6d2"/>
    </style:style>
    <style:style style:name="P3" style:family="paragraph" style:parent-style-name="Preformatted_20_Text">
      <style:text-properties officeooo:rsid="0005cb5b" officeooo:paragraph-rsid="0005cb5b"/>
    </style:style>
    <style:style style:name="P4" style:family="paragraph" style:parent-style-name="Preformatted_20_Text">
      <style:paragraph-properties fo:margin-top="0in" fo:margin-bottom="0.1965in" loext:contextual-spacing="false"/>
      <style:text-properties officeooo:paragraph-rsid="001c0793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rsid="001ae6d2" officeooo:paragraph-rsid="001c0793"/>
    </style:style>
    <style:style style:name="T1" style:family="text">
      <style:text-properties officeooo:rsid="001d764d"/>
    </style:style>
    <style:style style:name="T2" style:family="text">
      <style:text-properties officeooo:rsid="00046ae1"/>
    </style:style>
    <style:style style:name="T3" style:family="text">
      <style:text-properties officeooo:rsid="001952f5"/>
    </style:style>
    <style:style style:name="T4" style:family="text">
      <style:text-properties officeooo:rsid="001f7ee2"/>
    </style:style>
    <style:style style:name="T5" style:family="text">
      <style:text-properties officeooo:rsid="002211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<text:span text:style-name="T3">4</text:span> <text:span text:style-name="T1">Lab</text:span></text:p>
      <text:p text:style-name="P1">Peter Atkinson - 2555678</text:p>
      <text:p text:style-name="P1">Antoni Stevenet – <text:span text:style-name="T2">2557398</text:span></text:p>
      <text:p text:style-name="P1"/>
      <text:p text:style-name="P3">1.</text:p>
      <text:p text:style-name="Preformatted_20_Text">a) The tokenizer does not handle contractions properly. It treats "isn't" as "isn" + "t", for example. This causes it to identify "t" and "s" as frequently used words, when they are actually parts of other words.</text:p>
      <text:p text:style-name="P4">b) No; Alice is in the top 30, and it is relevant</text:p>
      <text:p text:style-name="P5">c) <text:span text:style-name="T5">Although the frequency doesn't halve for each rank, it does seem to follow a logarithmic curve.</text:span></text:p>
      <text:p text:style-name="P2">d<text:span text:style-name="T4">)</text:span></text:p>
      <text:p text:style-name="P2"/>
      <text:p text:style-name="P2">2.<text:tab/>a.</text:p>
      <text:p text:style-name="P2"><text:tab/>b.</text:p>
      <text:p text:style-name="P2"><text:tab/>c.</text:p>
      <text:p text:style-name="P2"><text:tab/>d.</text:p>
      <text:p text:style-name="P2"><text:tab/>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5:29:19.245851000</meta:creation-date>
    <meta:editing-duration>PT16H42M1S</meta:editing-duration>
    <meta:editing-cycles>12</meta:editing-cycles>
    <meta:generator>LibreOffice/4.3.5.2$MacOSX_X86_64 LibreOffice_project/3a87456aaa6a95c63eea1c1b3201acedf0751bd5</meta:generator>
    <dc:date>2015-01-15T20:24:07.747146000</dc:date>
    <meta:document-statistic meta:table-count="0" meta:image-count="0" meta:object-count="0" meta:page-count="1" meta:paragraph-count="13" meta:word-count="84" meta:character-count="439" meta:non-whitespace-character-count="363"/>
  </office:meta>
</office:document-meta>
</file>